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cursor</text:p>
          </table:table-cell>
          <table:table-cell table:number-columns-repeated="3"/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-[.A3]+2*[.D3]+1" office:value-type="float" office:value="-3" calcext:value-type="float">
            <text:p>-3</text:p>
          </table:table-cell>
          <table:table-cell table:formula="of:=[.B3]-2*[.E3]-1" office:value-type="float" office:value="-1" calcext:value-type="float">
            <text:p>-1</text:p>
          </table:table-cell>
          <table:table-cell table:formula="of:=-1-2*([.I3]-[.F3])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-[.A4]+2*[.D4]+1" office:value-type="float" office:value="-3" calcext:value-type="float">
            <text:p>-3</text:p>
          </table:table-cell>
          <table:table-cell table:formula="of:=[.B4]-2*[.E4]-1" office:value-type="float" office:value="-1" calcext:value-type="float">
            <text:p>-1</text:p>
          </table:table-cell>
          <table:table-cell table:formula="of:=-1+2*([.I4]-[.F4])" office:value-type="float" office:value="-3" calcext:value-type="float">
            <text:p>-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formula="of:=-[.A5]+2*[.D5]+1" office:value-type="float" office:value="-3" calcext:value-type="float">
            <text:p>-3</text:p>
          </table:table-cell>
          <table:table-cell table:formula="of:=[.B5]-2*[.E5]-1" office:value-type="float" office:value="-1" calcext:value-type="float">
            <text:p>-1</text:p>
          </table:table-cell>
          <table:table-cell table:formula="of:=-1+2*([.I5]-[.F5])"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8T15:29:42.946470039</meta:creation-date>
    <dc:date>2024-11-11T09:31:43.792436983</dc:date>
    <meta:editing-duration>PT12H2M4S</meta:editing-duration>
    <meta:editing-cycles>2</meta:editing-cycles>
    <meta:generator>LibreOffice/6.4.7.2$Linux_X86_64 LibreOffice_project/40$Build-2</meta:generator>
    <meta:document-statistic meta:table-count="1" meta:cell-count="62" meta:object-count="0"/>
  </office:meta>
</office:document-meta>
</file>